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0" style:family="table-cell">
      <style:table-cell-properties fo:padding="0.097cm" fo:border-left="0.05pt solid #000000" fo:border-right="none" fo:border-top="none" fo:border-bottom="0.05pt solid #000000"/>
    </style:style>
    <style:style style:name="Tableau8.B20" style:family="table-cell">
      <style:table-cell-properties fo:padding="0.097cm" fo:border-left="none" fo:border-right="none" fo:border-top="none" fo:border-bottom="0.05pt solid #000000"/>
    </style:style>
    <style:style style:name="Tableau8.D20"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3.044cm" style:rel-column-width="11736*"/>
    </style:style>
    <style:style style:name="Tableau7.B" style:family="table-column">
      <style:table-column-properties style:column-width="3.408cm" style:rel-column-width="13136*"/>
    </style:style>
    <style:style style:name="Tableau7.C" style:family="table-column">
      <style:table-column-properties style:column-width="10.548cm" style:rel-column-width="40663*"/>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style>
    <style:style style:name="P5" style:family="paragraph" style:parent-style-name="Text_20_body">
      <style:paragraph-properties fo:margin-left="0cm" fo:margin-right="0cm" fo:text-indent="0cm" style:auto-text-indent="false"/>
      <style:text-properties fo:font-style="normal" style:font-style-asian="normal" style:font-style-complex="normal"/>
    </style:style>
    <style:style style:name="P6" style:family="paragraph" style:parent-style-name="Standard">
      <style:paragraph-properties fo:margin-left="0cm" fo:margin-right="0cm" fo:text-indent="0cm" style:auto-text-indent="false"/>
    </style:style>
    <style:style style:name="P7" style:family="paragraph" style:parent-style-name="Frame_20_contents">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fo:break-before="pag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Times New Roman"/>
    </style:style>
    <style:style style:name="P11" style:family="paragraph" style:parent-style-name="Text_20_body">
      <style:paragraph-properties fo:text-align="justify" style:justify-single-word="false"/>
      <style:text-properties style:font-name="Times New Roman"/>
    </style:style>
    <style:style style:name="P12" style:family="paragraph" style:parent-style-name="Text_20_body">
      <style:paragraph-properties fo:text-align="center" style:justify-single-word="false"/>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Heading">
      <style:paragraph-properties fo:text-align="center" style:justify-single-word="false"/>
    </style:style>
    <style:style style:name="P16" style:family="paragraph" style:parent-style-name="code-imformatique">
      <style:paragraph-properties fo:margin-left="0cm" fo:margin-right="0.101cm" fo:text-indent="0cm" style:auto-text-indent="false"/>
    </style:style>
    <style:style style:name="P17" style:family="paragraph" style:parent-style-name="code-imformatique">
      <style:paragraph-properties fo:margin-left="0cm" fo:margin-right="0.101cm" fo:text-indent="0cm" style:auto-text-indent="false"/>
      <style:text-properties style:font-name="Courier 10 Pitch" fo:font-size="10pt" fo:font-style="normal" style:font-size-asian="10.5pt" style:font-style-asian="normal" style:font-style-complex="normal"/>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break-before="page"/>
    </style:style>
    <style:style style:name="P21" style:family="paragraph" style:parent-style-name="code-imformatique">
      <style:paragraph-properties fo:margin-left="0.026cm" fo:margin-right="0.101cm" fo:text-indent="0cm" style:auto-text-indent="false"/>
      <style:text-properties style:font-name="Courier 10 Pitch" fo:font-size="10pt" fo:font-style="normal" style:font-size-asian="10.5pt" style:font-style-asian="normal" style:font-style-complex="normal"/>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text-properties fo:font-size="13pt" fo:font-style="italic" fo:font-weight="bold" style:font-size-asian="13pt" style:font-style-asian="italic" style:font-weight-asian="bold" style:font-size-complex="13pt" style:font-style-complex="italic" style:font-weight-complex="bold"/>
    </style:style>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fo:font-style="normal" style:font-style-asian="normal" style:font-style-complex="normal"/>
    </style:style>
    <style:style style:name="P32" style:family="paragraph" style:parent-style-name="Text_20_body" style:list-style-name="L3">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agraph-properties fo:text-align="cente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font-weight-complex="normal"/>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style:font-weight-complex="normal"/>
    </style:style>
    <style:style style:name="T10" style:family="text">
      <style:text-properties style:font-name-asian="Times New Roman1" style:font-name-complex="Times New Roman1"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04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2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19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26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43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3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4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47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48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1.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6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517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0.132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882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316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1.37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53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618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33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1.04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725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432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34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66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566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296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1.947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penBarter</text:p>
      <text:p text:style-name="P9"/>
      <text:p text:style-name="P11">openBarter implements a barter market place organized as a <text:span text:style-name="T13">central limit order book</text:span><text:span text:style-name="T11"> allowing exchange of fungible values between two or more partners in a single transaction</text:span>. It records orders of owners, and provides movements changing ownership of values according to orders and market rules.</text:p>
      <text:p text:style-name="P11"><draw:frame draw:style-name="fr1" draw:name="Cadre1" text:anchor-type="paragraph" svg:x="3.829cm" svg:y="0.37cm" svg:width="9.315cm" draw:z-index="0"><draw:text-box fo:min-height="4.625cm"><text:p text:style-name="Frame_20_contents"><draw:rect text:anchor-type="paragraph" draw:z-index="2" draw:style-name="gr2" draw:text-style-name="P34" svg:width="2.885cm" svg:height="3.731cm" svg:x="2.732cm" svg:y="0.423cm"><text:p text:style-name="P34">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1"/>
      <text:p text:style-name="P11"/>
      <text:p text:style-name="P11"/>
      <text:p text:style-name="P11"/>
      <text:p text:style-name="P11"/>
      <text:p text:style-name="P11"/>
      <text:h text:style-name="Heading_20_1" text:outline-level="1">The market</text:h>
      <text:p text:style-name="Text_20_body">An order is expressed by the owner as:</text:p>
      <text:p text:style-name="P12">I want to provide a value in exchange of an other value</text:p>
      <text:p text:style-name="P14">The values provided and required are fungible values defined by a couple (quality,quantity) where the quality is a name and the quantity is an integer. A ratio between quantity offered and quantity required is used by the market instead of a price to compare competing orders.</text:p>
      <text:p text:style-name="P14">The market does not require a central value standard to express prices. </text:p>
      <text:p text:style-name="P13">The value provided is owned by the author of the order, and the quantity of the value required is the minimum expected in exchange<text:note text:id="ftn1" text:note-class="footnote"><text:note-citation>1</text:note-citation><text:note-body><text:p text:style-name="Footnote">Quality provided and quality required must be different.</text:p></text:note-body></text:note>. Two orders match when the quality provided by the first equals the one required by the other. <text:s/></text:p>
      <text:p text:style-name="P13">The market contains the order book - a set of pending orders - scanned for each new order inserted looking for possible matchings. The following process occurs when an order O is submitted: </text:p>
      <text:list xml:id="list11711288671" text:style-name="L1">
        <text:list-item>
          <text:p text:style-name="P22">The quantity available of O is set to the quantity provided,</text:p>
        </text:list-item>
        <text:list-item>
          <text:p text:style-name="P22">O is inserted in the order book,</text:p>
        </text:list-item>
        <text:list-item>
          <text:p text:style-name="P22">(<text:span text:style-name="T14">a</text:span>) If O does not form any cycle with pending orders, Stop. </text:p>
        </text:list-item>
        <text:list-item>
          <text:p text:style-name="P22">If O forms cycles with some pending orders a competition occurs to select a cycle C,</text:p>
        </text:list-item>
        <text:list-item>
          <text:p text:style-name="P22">for each order A of C the quantity available of A is used to create a movement and this quantity available is decreased of the same amount. The set of movements produced by C forms an agreement. </text:p>
        </text:list-item>
        <text:list-item>
          <text:p text:style-name="P22">Repeat from (<text:span text:style-name="T14">a</text:span>). </text:p>
        </text:list-item>
      </text:list>
      <text:p text:style-name="P13">This process is wrapped in a single transaction that can be rolled back in case of hardware failure. This atomicity insures that for a given quality of the order book, the sum of available quantities of orders providing this quality added to the sum of quantities of movements providing <text:soft-page-break/>this quality is unchanged by the transaction even if it fails.</text:p>
      <text:p text:style-name="P13">Movements define an agreement satisfying partially or entirely wants of orders of the cycle. A single transaction can produce several agreements and an order can produce several transactions. When the quantity available of an order becomes null, the order is removed.</text:p>
      <text:p text:style-name="P13">This process does not differ from that implemented on a regular market except that an agreement can contain more than two movements. The competition performed on cycles is the same <text:s text:c="2"/>as that of a regular market when these cycles are bilateral. <text:s/></text:p>
      <text:p text:style-name="P13">Exchange agreements are formed so that the maximum limit defined by the ratio (quantity provided/quantity required) is satisfied even if the quantity received is lower than that required by the matching order. </text:p>
      <text:h text:style-name="Heading_20_2" text:outline-level="2">Installation</text:h>
      <text:h text:style-name="Heading_20_3" text:outline-level="3">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3" text:outline-level="3">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text:soft-page-break/>$ createdb market</text:p>
      <text:p text:style-name="code-imformatique">$ psql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13">client</text:span> and <text:span text:style-name="T13">admin</text:span> if <text:s/>they do not <text:s/>exist yet. You quit psql by typing ctr-D.</text:p>
      <text:p text:style-name="Text_20_body">To start operation, just connect to the database as admin, and create some clients with the function <text:span text:style-name="T13">createuser</text:span> like this:</text:p>
      <text:p text:style-name="code-imformatique">$ psql -Uadmin market</text:p>
      <text:p text:style-name="code-imformatique">psql (9.2.0) </text:p>
      <text:p text:style-name="code-imformatique">Type "help" for help. </text:p>
      <text:p text:style-name="code-imformatique"/>
      <text:p text:style-name="code-imformatique">market=&gt; SELECT fcreateuser('client1'); </text:p>
      <text:p text:style-name="code-imformatique">fcreateuser </text:p>
      <text:p text:style-name="code-imformatique">------------- </text:p>
      <text:p text:style-name="code-imformatique"><text:s/></text:p>
      <text:p text:style-name="code-imformatique">(1 row) </text:p>
      <text:p text:style-name="Standard"/>
      <text:h text:style-name="Heading_20_3" text:outline-level="3">execute primitives </text:h>
      <text:p text:style-name="P13">This paragraph explains how commands behave with some examples. Connect as client1</text:p>
      <text:p text:style-name="code-imformatique">$ psql -Uclient1 market</text:p>
      <text:p text:style-name="code-imformatique">psql (9.2.0) </text:p>
      <text:p text:style-name="code-imformatique">Type "help" for help. </text:p>
      <text:p text:style-name="code-imformatique"/>
      <text:p text:style-name="Standard"/>
      <text:p text:style-name="P20"/>
      <text:h text:style-name="Heading_20_4" text:outline-level="4">simple bilateral exchange </text:h>
      <text:p text:style-name="P5">Insert an order of an owner 'own1' that provides a value ('q1',2000) in exchange of a value ('q2',1000):</text:p>
      <text:p text:style-name="P21">market=&gt; select * from finsertorder('own1','q1',2000,1000,'q2'); </text:p>
      <text:p text:style-name="P21">NOTICE: <text:s/>owner own1 created </text:p>
      <text:p text:style-name="P21">CONTEXT: <text:s/>PL/pgSQL function fgetowner(text,boolean) line 10 at assignment </text:p>
      <text:p text:style-name="P21">PL/pgSQL function finsertorder(text,text,bigint,bigint,text) line 35 at assignment </text:p>
      <text:p text:style-name="P21"><text:s/>id | uuid | own | nr | qtt_requ | np | qtt_prov | qtt_in | qtt_out | flows </text:p>
      <text:p text:style-name="P21">----+------+-----+----+----------+----+----------+--------+---------+------- </text:p>
      <text:p text:style-name="P21"><text:s text:c="2"/>1 | 1-1 <text:s/>| <text:s text:c="2"/>1 | <text:s/>2 | <text:s text:c="4"/>1000 | <text:s/>1 | <text:s text:c="4"/>2000 | <text:s text:c="5"/>0 | <text:s text:c="6"/>0 | [] </text:p>
      <text:p text:style-name="P21">(1 row)</text:p>
      <text:p text:style-name="P5">The order is inserted with id=1 and uuid='1-1'. A new owner 'own1' and qualities 'q1' and 'q2' are inserted with their respective id (1,1,2). <text:s/>qtt_in, qtt_out and flows are empty since the order book contains only <text:s/>this order. </text:p>
      <text:p text:style-name="P5">You can have a view of the order book with the command:</text:p>
      <text:p text:style-name="P21">market=&gt; select id,owner,qua_requ,qtt_requ,qua_prov,qtt_prov,qtt from vorder; </text:p>
      <text:p text:style-name="P21"><text:s/>id | owner | qua_requ | qtt_requ | qua_prov | qtt_prov | qtt <text:s/></text:p>
      <text:p text:style-name="P21">----+-------+----------+----------+----------+----------+------ </text:p>
      <text:p text:style-name="P21"><text:s text:c="2"/>1 | own1 <text:s/>| q2 <text:s text:c="6"/>| <text:s text:c="4"/>1000 | q1 <text:s text:c="6"/>| <text:s text:c="4"/>2000 | 2000 </text:p>
      <text:p text:style-name="P21">(1 row) </text:p>
      <text:p text:style-name="P5">and of tables of owners and qualities with:</text:p>
      <text:p text:style-name="P21">market=&gt; select * from towner; </text:p>
      <text:p text:style-name="P21">market=&gt; select * from tquality;</text:p>
      <text:p text:style-name="P5">Insert a new order :</text:p>
      <text:p text:style-name="P21">market=&gt; select * from finsertorder('own2','q2',1000,2000,'q1'); </text:p>
      <text:p text:style-name="P21">NOTICE: <text:s/>owner own2 created </text:p>
      <text:p text:style-name="P21">CONTEXT: <text:s/>PL/pgSQL function fgetowner(text,boolean) line 10 at assignment </text:p>
      <text:p text:style-name="P21">PL/pgSQL function finsertorder(text,text,bigint,bigint,text) line 35 at assignment </text:p>
      <text:p text:style-name="P21"><text:s/>id | uuid | own | nr | qtt_requ | np | qtt_prov | qtt_in | qtt_out | flows </text:p>
      <text:p text:style-name="P21">----+------+-----+----+----------+----+----------+--------+---------+------- </text:p>
      <text:p text:style-name="P21"><text:s text:c="2"/>1 | 1-2 <text:s/>| <text:s text:c="2"/>2 | <text:s/>1 | <text:s text:c="4"/>2000 | <text:s/>2 | <text:s text:c="4"/>1000 | <text:s text:c="2"/>2000 | <text:s text:c="3"/>1000 | [..] </text:p>
      <text:p text:style-name="P21">(1 row)</text:p>
      <text:p text:style-name="P5">This order produced a flows [..], a json object, that presented separately for clarity:</text:p>
      <text:p text:style-name="P21"><text:s/>[[</text:p>
      <text:p text:style-name="P21">{"id":1, "own":1,"nr":2,"qtt_requ":1000,"np":1,"qtt_prov":2000,"qtt":2000, "flowr":2000 },</text:p>
      <text:p text:style-name="P21">{"id":2,"own":2,"nr":1,"qtt_requ":2000,"np":2,"qtt_prov":1000,"qtt":1000,</text:p>
      <text:p text:style-name="P21">"flowr":1000 }]]</text:p>
      <text:p text:style-name="P21"/>
      <text:p text:style-name="P1"><text:span text:style-name="T11">A single bilateral exchange is created, where own1 provides (q1,2000) to own2 and own2 provides (q2,1000). Each movement presented within {} contains </text:span><text:span text:style-name="T13">id</text:span><text:span text:style-name="T11">, a reference to the order that produced the movement, </text:span><text:span text:style-name="T13">own</text:span><text:span text:style-name="T11"> the owner, </text:span><text:span text:style-name="T13">np</text:span><text:span text:style-name="T11"> the quality provided, </text:span><text:span text:style-name="T13">flowr</text:span><text:span text:style-name="T11"> the quantity provided, and </text:span><text:span text:style-name="T13">qtt</text:span><text:span text:style-name="T11"> the quantity remaining offered before this exchange. The two movements presented between [] represent the exchange. This exchange is itself presented between [] because more than one exchange can be produced by a single order. </text:span><text:span text:style-name="T13">qtt_in</text:span><text:span text:style-name="T11"> and </text:span><text:span text:style-name="T13">qtt_out</text:span><text:span text:style-name="T11"> returned by finsertorder() are the sum of quantities received and provided for all these exchanges.</text:span></text:p>
      <text:p text:style-name="P5">Movements are recorded in a table <text:span text:style-name="T13">tmvt</text:span>. they can be viewed by the command:</text:p>
      <text:p text:style-name="P21">market=&gt; select nb,grp,provider,quality,qtt,receiver from vmvt; </text:p>
      <text:p text:style-name="P21"><text:s/>nb | grp | provider | quality | qtt <text:s/>| receiver </text:p>
      <text:p text:style-name="P21">----+-----+----------+---------+------+---------- </text:p>
      <text:p text:style-name="P21"><text:soft-page-break/><text:s text:c="2"/>2 | 1-1 | own2 <text:s text:c="4"/>| q2 <text:s text:c="5"/>| 1000 | own1 </text:p>
      <text:p text:style-name="P21"><text:s text:c="2"/>2 | 1-1 | own1 <text:s text:c="4"/>| q1 <text:s text:c="5"/>| 2000 | own2 </text:p>
      <text:p text:style-name="P21">(2 rows) </text:p>
      <text:p text:style-name="P21"/>
      <text:p text:style-name="P5">The order book is now empty since all orders are satisfied.</text:p>
      <text:h text:style-name="Heading_20_4" text:outline-level="4">bilateral exchange with competition</text:h>
      <text:p text:style-name="P5">We consider a scenario where </text:p>
      <text:list xml:id="list16048947581" text:style-name="L2">
        <text:list-item>
          <text:p text:style-name="P23">'own1' offers ('q1',5) in exchange of ('q2',10)</text:p>
        </text:list-item>
        <text:list-item>
          <text:p text:style-name="P23">'own2' offers ('q1',10) in exchange of ('q2',5)</text:p>
        </text:list-item>
        <text:list-item>
          <text:p text:style-name="P23">'own3 offers ('q2',20) in exchange of ('q1',10)</text:p>
        </text:list-item>
      </text:list>
      <text:p text:style-name="P5">The first two orders are competing, and the second is the best:</text:p>
      <text:p text:style-name="P21">market=&gt; select * from finsertorder('own1','q1',5,10,'q2');</text:p>
      <text:p text:style-name="P21">...(no matching)</text:p>
      <text:p text:style-name="P21">market=&gt; select * from finsertorder('own2', 'q1',10,5,'q2');</text:p>
      <text:p text:style-name="P21">...(no matching)</text:p>
      <text:p text:style-name="P21">market=&gt; select * from finsertorder('own3', 'q2',20,10,'q1');</text:p>
      <text:p text:style-name="P21"><text:s/>id | uuid | own | nr | qtt_requ | np | qtt_prov | qtt_in | qtt_out | flows </text:p>
      <text:p text:style-name="P21">----+------+-----+----+----------+----+----------+--------+---------+------- </text:p>
      <text:p text:style-name="P21"><text:s text:c="2"/>7 | 1-7 <text:s/>| <text:s text:c="2"/>3 | <text:s/>1 | <text:s text:c="6"/>10 | <text:s/>2 | <text:s text:c="6"/>20 | <text:s text:c="4"/>15 | <text:s text:c="5"/>20 | [..]</text:p>
      <text:p text:style-name="P21"/>
      <text:p text:style-name="P5">This order produced a flows [..], a json object:</text:p>
      <text:p text:style-name="P17">[[</text:p>
      <text:p text:style-name="P17">{"id":6,"own":2,"nr":2,"qtt_requ":5,"np":1,"qtt_prov":10,"qtt":10,</text:p>
      <text:p text:style-name="P17">"flowr":10 },</text:p>
      <text:p text:style-name="P17">{" id":7,"own":3,"nr":1,"qtt_requ":10,"np":2,"qtt_prov":20,"qtt":20, </text:p>
      <text:p text:style-name="P17">"flowr": 10 }</text:p>
      <text:p text:style-name="P17">],[</text:p>
      <text:p text:style-name="P17">{"id":5, "own":1, "nr":2, "qtt_requ":10, "np":1, "qtt_prov":5, "qtt":5, "flowr":5 },</text:p>
      <text:p text:style-name="P17">{"id ":7, "own":3, "nr":1, "qtt_requ":10, "np":2, "qtt_prov":20, "qtt":10, "flowr":10 }</text:p>
      <text:p text:style-name="P17">]]</text:p>
      <text:p text:style-name="P21"/>
      <text:p text:style-name="P1"><text:span text:style-name="T11">representing two exchanges. The last order(id=7) exchanges with the second (id=6) , then with the first (id=5) because the order(id=6) is better than the order(id=5). The attribute </text:span><text:span text:style-name="T13">qtt</text:span><text:span text:style-name="T11"> of the order (id=7) is decreased of the quantity provided by the first exchange. It is the quantity remaining available before the exchange. </text:span></text:p>
      <text:p text:style-name="P5">The view vmvt gives a reference to the exchange, (here grp='1-5' and grp='1-7') and the number of partners of the exchange, (here nb=2) . oruuid is a reference to the original order:</text:p>
      <text:p text:style-name="P21">market=&gt; select nb,oruuid,grp,provider,quality,qtt,receiver from vmvt; </text:p>
      <text:p text:style-name="P21"><text:s/>nb | oruuid | grp | provider | quality | qtt <text:s/>| receiver </text:p>
      <text:p text:style-name="P21">----+--------+-----+----------+---------+------+---------- </text:p>
      <text:p text:style-name="P21"><text:s text:c="2"/>2 | 1-2 <text:s text:c="3"/>| 1-1 | own2 <text:s text:c="4"/>| q2 <text:s text:c="5"/>| 1000 | own1 </text:p>
      <text:p text:style-name="P21"><text:s text:c="2"/>2 | 1-1 <text:s text:c="3"/>| 1-1 | own1 <text:s text:c="4"/>| q1 <text:s text:c="5"/>| 2000 | own2 </text:p>
      <text:p text:style-name="P21"><text:s text:c="2"/>2 | 1-4 <text:s text:c="3"/>| 1-3 | own2 <text:s text:c="4"/>| q2 <text:s text:c="5"/>| 1100 | own1 </text:p>
      <text:p text:style-name="P21"><text:s text:c="2"/>2 | 1-3 <text:s text:c="3"/>| 1-3 | own1 <text:s text:c="4"/>| q1 <text:s text:c="5"/>| 1100 | own2 </text:p>
      <text:p text:style-name="P21"><text:s text:c="2"/>2 | 1-7 <text:s text:c="3"/>| 1-5 | own3 <text:s text:c="4"/>| q2 <text:s text:c="5"/>| <text:s text:c="2"/>10 | own2 </text:p>
      <text:p text:style-name="P21"><text:s text:c="2"/>2 | 1-6 <text:s text:c="3"/>| 1-5 | own2 <text:s text:c="4"/>| q1 <text:s text:c="5"/>| <text:s text:c="2"/>10 | own3 </text:p>
      <text:p text:style-name="P21"><text:s text:c="2"/>2 | 1-7 <text:s text:c="3"/>| 1-7 | own3 <text:s text:c="4"/>| q2 <text:s text:c="5"/>| <text:s text:c="2"/>10 | own1 </text:p>
      <text:p text:style-name="P21"><text:s text:c="2"/>2 | 1-5 <text:s text:c="3"/>| 1-7 | own1 <text:s text:c="4"/>| q1 <text:s text:c="5"/>| <text:s text:c="3"/>5 | own3 </text:p>
      <text:p text:style-name="P21">(8 rows) </text:p>
      <text:p text:style-name="P21"/>
      <text:h text:style-name="Heading_20_4" text:outline-level="4"><text:soft-page-break/>non bilateral exchange with competition</text:h>
      <text:p text:style-name="P5">We consider a scenario where </text:p>
      <text:list xml:id="list964303108" text:continue-numbering="true" text:style-name="L2">
        <text:list-item>
          <text:p text:style-name="P23">'own1' offers ('q3',320) in exchange of ('q1',80)</text:p>
        </text:list-item>
        <text:list-item>
          <text:p text:style-name="P23">'own2' offers ('q2',20) in exchange of ('q1',20)</text:p>
        </text:list-item>
        <text:list-item>
          <text:p text:style-name="P23">'own3' offers ('q3',540) in exchange of ('q2',20)</text:p>
        </text:list-item>
        <text:list-item>
          <text:p text:style-name="P23">'own4' offers ('q1',100) in exchange of ('q3',100)</text:p>
        </text:list-item>
      </text:list>
      <text:p text:style-name="P5">The first two orders are competing, and the second is the best:</text:p>
      <text:p text:style-name="P21">market=&gt; select * from finsertorder('own1','q3',320,80,'q1');</text:p>
      <text:p text:style-name="P21">...(no matching)</text:p>
      <text:p text:style-name="P21">market=&gt; select * from finsertorder('own2', 'q2',20,20,'q1');</text:p>
      <text:p text:style-name="P21">...(no matching)</text:p>
      <text:p text:style-name="P21">market=&gt; select * from finsertorder('own3', 'q3',540,20,'q2');</text:p>
      <text:p text:style-name="P21">...(no matching)</text:p>
      <text:p text:style-name="P21">market=&gt; select * from finsertorder('own4', 'q1',100,100,'q3');</text:p>
      <text:p text:style-name="P21"><text:s/>id | uuid | own | nr | qtt_requ | np | qtt_prov | qtt_in | qtt_out | flows </text:p>
      <text:p text:style-name="P21">----+------+-----+----+----------+----+----------+--------+---------+------- </text:p>
      <text:p text:style-name="P21"><text:s/>11 | 1-11 | <text:s text:c="2"/>4 | <text:s/>3 | <text:s text:c="5"/>100 | <text:s/>1 | <text:s text:c="5"/>100 | <text:s text:c="3"/>260 | <text:s text:c="4"/>100 | [..]</text:p>
      <text:p text:style-name="P21"/>
      <text:p text:style-name="P5">This order produced a flows [..], a json object:</text:p>
      <text:p text:style-name="P17">[[</text:p>
      <text:p text:style-name="P17">{"id":9, "own":2, "nr":1, "qtt_requ":20, "np":2, "qtt_prov":20, "qtt":20, "flowr":20 },</text:p>
      <text:p text:style-name="P17">{"id":10, "own":3, "nr":2, "qtt_requ":20, "np":3, "qtt_prov":540, "qtt":540, "flowr":180 },</text:p>
      <text:p text:style-name="P17">{"id":11, "own":4, "nr ":3, "qtt_requ":100, "np":1, "qtt_prov":100, "qtt":100, "flowr":60 }</text:p>
      <text:p text:style-name="P17">],[</text:p>
      <text:p text:style-name="P17">{"id":8, "own":1, "nr":1, "qtt_requ":80, "np":3, "qtt_prov":320, "qtt":320, "flowr":80 },</text:p>
      <text:p text:style-name="P17">{"id":11, "own":4, "nr":3, "qtt_requ":100, "np":1, "qtt_prov":100, "qtt":40, "flowr":40 }</text:p>
      <text:p text:style-name="P17">]]</text:p>
      <text:p text:style-name="P21"/>
      <text:p text:style-name="P5">representing two exchanges. The cycle with 3 partners is preferred to the bilateral cycle. </text:p>
      <text:p text:style-name="P21">market=&gt; select nb,oruuid,grp,provider,quality,qtt,receiver from vmvt order by id; </text:p>
      <text:p text:style-name="P21"><text:s/>nb | oruuid | grp <text:s/>| provider | quality | qtt <text:s/>| receiver </text:p>
      <text:p text:style-name="P21">----+--------+------+----------+---------+------+---------- </text:p>
      <text:p text:style-name="P21"><text:s text:c="2"/>2 | 1-2 <text:s text:c="3"/>| 1-1 <text:s/>| own2 <text:s text:c="4"/>| q2 <text:s text:c="5"/>| 1000 | own1 </text:p>
      <text:p text:style-name="P21"><text:s text:c="2"/>2 | 1-1 <text:s text:c="3"/>| 1-1 <text:s/>| own1 <text:s text:c="4"/>| q1 <text:s text:c="5"/>| 2000 | own2 </text:p>
      <text:p text:style-name="P21"><text:s text:c="2"/>2 | 1-4 <text:s text:c="3"/>| 1-3 <text:s/>| own2 <text:s text:c="4"/>| q2 <text:s text:c="5"/>| 1100 | own1 </text:p>
      <text:p text:style-name="P21"><text:s text:c="2"/>2 | 1-3 <text:s text:c="3"/>| 1-3 <text:s/>| own1 <text:s text:c="4"/>| q1 <text:s text:c="5"/>| 1100 | own2 </text:p>
      <text:p text:style-name="P21"><text:s text:c="2"/>2 | 1-7 <text:s text:c="3"/>| 1-5 <text:s/>| own3 <text:s text:c="4"/>| q2 <text:s text:c="5"/>| <text:s text:c="2"/>10 | own2 </text:p>
      <text:p text:style-name="P21"><text:s text:c="2"/>2 | 1-6 <text:s text:c="3"/>| 1-5 <text:s/>| own2 <text:s text:c="4"/>| q1 <text:s text:c="5"/>| <text:s text:c="2"/>10 | own3 </text:p>
      <text:p text:style-name="P21"><text:s text:c="2"/>2 | 1-7 <text:s text:c="3"/>| 1-7 <text:s/>| own3 <text:s text:c="4"/>| q2 <text:s text:c="5"/>| <text:s text:c="2"/>10 | own1 </text:p>
      <text:p text:style-name="P21"><text:s text:c="2"/>2 | 1-5 <text:s text:c="3"/>| 1-7 <text:s/>| own1 <text:s text:c="4"/>| q1 <text:s text:c="5"/>| <text:s text:c="3"/>5 | own3 </text:p>
      <text:p text:style-name="P21"><text:s text:c="2"/>3 | 1-11 <text:s text:c="2"/>| 1-9 <text:s/>| own4 <text:s text:c="4"/>| q1 <text:s text:c="5"/>| <text:s text:c="2"/>60 | own2 </text:p>
      <text:p text:style-name="P21"><text:s text:c="2"/>3 | 1-9 <text:s text:c="3"/>| 1-9 <text:s/>| own2 <text:s text:c="4"/>| q2 <text:s text:c="5"/>| <text:s text:c="2"/>20 | own3 </text:p>
      <text:p text:style-name="P21"><text:s text:c="2"/>3 | 1-10 <text:s text:c="2"/>| 1-9 <text:s/>| own3 <text:s text:c="4"/>| q3 <text:s text:c="5"/>| <text:s/>180 | own4 </text:p>
      <text:p text:style-name="P21"><text:s text:c="2"/>2 | 1-11 <text:s text:c="2"/>| 1-12 | own4 <text:s text:c="4"/>| q1 <text:s text:c="5"/>| <text:s text:c="2"/>40 | own1 </text:p>
      <text:p text:style-name="P21"><text:s text:c="2"/>2 | 1-8 <text:s text:c="3"/>| 1-12 | own1 <text:s text:c="4"/>| q3 <text:s text:c="5"/>| <text:s text:c="2"/>80 | own4 </text:p>
      <text:p text:style-name="P21">(13 rows) </text:p>
      <text:p text:style-name="P5">The view <text:span text:style-name="T13">vmvt</text:span> shows that all partners received more than expected compared to what they expected, and that the barter is fair: the ratio <text:span text:style-name="T13">qtt_provided/qtt_required</text:span> has been increased in the same proportion for partners of an exchange.</text:p>
      <text:h text:style-name="P33" text:outline-level="1"><text:bookmark-start text:name="__RefNumPara__1194_1299730079"/>The model<text:bookmark-end text:name="__RefNumPara__1194_1299730079"/></text:h>
      <text:p text:style-name="P13"><text:span text:style-name="Strong_20_Emphasis"><text:span text:style-name="T8">Let </text:span></text:span><text:span text:style-name="Strong_20_Emphasis">ω</text:span><text:span text:style-name="Strong_20_Emphasis"><text:span text:style-name="T8"> be the a ratio (</text:span></text:span>quantity provided/quantity required) <text:span text:style-name="Strong_20_Emphasis"><text:span text:style-name="T8">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8"><text:s/></text:span></text:span></text:p>
      <text:p text:style-name="P13"><text:span text:style-name="Strong_20_Emphasis"><text:span text:style-name="T8">For a cycle of orders, let be <text:s/></text:span></text:span><text:span text:style-name="variable_5f_math"><text:span text:style-name="T9">Ω</text:span></text:span><text:span text:style-name="Strong_20_Emphasis"><text:span text:style-name="T6"> </text:span></text:span><text:span text:style-name="Strong_20_Emphasis"><text:span text:style-name="T8">the product of their </text:span></text:span><text:span text:style-name="Strong_20_Emphasis">ω</text:span><text:span text:style-name="Strong_20_Emphasis"><text:span text:style-name="T8">. This product is non dimensional. </text:span></text:span></text:p>
      <text:p text:style-name="P13"><text:span text:style-name="Strong_20_Emphasis"><text:span text:style-name="T8">When </text:span></text:span><text:span text:style-name="variable_5f_math"><text:span text:style-name="T9">Ω</text:span></text:span><text:span text:style-name="Strong_20_Emphasis"><text:span text:style-name="T8"> equals to </text:span></text:span><text:span text:style-name="variable_5f_math"><text:span text:style-name="T9">1</text:span></text:span><text:span text:style-name="Strong_20_Emphasis"><text:span text:style-name="T8">, an agreement can be formed where each partner provides some value to an other. </text:span></text:span></text:p>
      <text:p text:style-name="P13"><text:span text:style-name="Strong_20_Emphasis"><text:span text:style-name="T8">When </text:span></text:span><text:span text:style-name="variable_5f_math"><text:span text:style-name="T9">Ω</text:span></text:span><text:span text:style-name="variable_5f_math"><text:span text:style-name="T10">≠</text:span></text:span><text:span text:style-name="variable_5f_math"><text:span text:style-name="T9">1</text:span></text:span><text:span text:style-name="Strong_20_Emphasis"><text:span text:style-name="T8">, </text:span></text:span><text:span text:style-name="variable_5f_math"><text:span text:style-name="T3">ω</text:span></text:span><text:span text:style-name="Strong_20_Emphasis"><text:span text:style-name="T8"> are divided by the geometric mean of </text:span></text:span><text:span text:style-name="variable_5f_math"><text:span text:style-name="T3">ω</text:span></text:span><text:span text:style-name="variable_5f_math"><text:span text:style-name="T9"> </text:span></text:span><text:span text:style-name="Strong_20_Emphasis"><text:span text:style-name="T8">of the cycle. This division converts </text:span></text:span><text:span text:style-name="variable_5f_math"><text:span text:style-name="T3">ω</text:span></text:span><text:span text:style-name="Strong_20_Emphasis"><text:span text:style-name="T8"> to </text:span></text:span><text:span text:style-name="variable_5f_math"><text:span text:style-name="T3">ω' </text:span></text:span><text:span text:style-name="Strong_20_Emphasis"><text:span text:style-name="T8">in such a way that the product of </text:span></text:span><text:span text:style-name="variable_5f_math"><text:span text:style-name="T3">ω'</text:span></text:span><text:span text:style-name="Strong_20_Emphasis"><text:span text:style-name="T8"> equals to </text:span></text:span><text:span text:style-name="variable_5f_math"><text:span text:style-name="T9">1</text:span></text:span><text:span text:style-name="Strong_20_Emphasis"><text:span text:style-name="T8">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6"> it first between partners, then for each partner between it's orders. </text:span></text:span></text:p>
      <text:p text:style-name="P13"><text:span text:style-name="T9">To satisfy the minimum quantity required by the order, we must have </text:span><text:span text:style-name="Strong_20_Emphasis"><text:span text:style-name="T8"><text:s/></text:span></text:span><text:span text:style-name="variable_5f_math"><text:span text:style-name="T3">ω</text:span></text:span><text:span text:style-name="Strong_20_Emphasis"><text:span text:style-name="T2">&gt;</text:span></text:span><text:span text:style-name="variable_5f_math"><text:span text:style-name="T9">ω'</text:span></text:span><text:span text:style-name="T3">, that is</text:span><text:span text:style-name="T8"> <text:s/></text:span><text:span text:style-name="variable_5f_math"><text:span text:style-name="T9">Ω</text:span></text:span><text:span text:style-name="variable_5f_math"><text:span text:style-name="T10">&gt;</text:span></text:span><text:span text:style-name="variable_5f_math"><text:span text:style-name="T9">1</text:span></text:span><text:span text:style-name="T9">. Otherwise, the cycle is ignored.</text:span></text:p>
      <text:p text:style-name="P13"><text:span text:style-name="T9">When an order forms several cycles, a competition is performed between them by choosing the one having the maximum </text:span><text:span text:style-name="variable_5f_math"><text:span text:style-name="T9">Ω</text:span></text:span><text:span text:style-name="Strong_20_Emphasis"><text:span text:style-name="T8">. This rule applied to cycles formed by two orders is equivalent to the best price rule of a regular market.</text:span></text:span></text:p>
      <text:p text:style-name="P13"><text:span text:style-name="Strong_20_Emphasis"><text:span text:style-name="T8">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10"/>
      <text:p text:style-name="P2"/>
      <text:h text:style-name="P33" text:outline-level="1">Implementation</text:h>
      <text:p text:style-name="P1">The market is seen as a directed graph where orders define nodes, and relations between orders define arrows. This graph is used to transform orders into exchanges when cycles appear on this graph. This can occur each time an order is added. A competition also occurs between possible cycles when more than one cycle is found. Quantities exchanged reduce quantities available of orders, and produce movements between owners. </text:p>
      <text:list xml:id="list1759292863" text:style-name="L3">
        <text:list-header>
          <text:p text:style-name="P32">Stored procedures act on a model representing qualities, owners, orders and movements. </text:p>
        </text:list-header>
      </text:list>
      <text:h text:style-name="Heading_20_2" text:outline-level="2">Database model</text:h>
      <text:p text:style-name="Text_20_body">The database model is described by src/sql/model.sql. It consists in related tables and stored procedures. A type <text:span text:style-name="Citation">yflow</text:span> representing a draft agreement and a type <text:span text:style-name="T13">yorder</text:span> representing an order are used to perform fast calculations in C language. They are defined by the file src/flow-1.0.sql.</text:p>
      <text:p text:style-name="Text_20_body">Users that interact with the database have roles that can be <text:span text:style-name="T13">client</text:span> or <text:span text:style-name="T13">admin</text:span>. </text:p>
      <text:p text:style-name="Text_20_body">Except on special circumstances, objects represented by rows are inserted or moved from a table to an other, but never deleted. Instead, they are moved in a table with the same name suffixed by <text:span text:style-name="T13">removed</text:span>. This way, periodic archiving of the database also contains all objects. </text:p>
      <text:p text:style-name="Text_20_body"><draw:frame draw:style-name="fr2" draw:name="Cadre3" text:anchor-type="paragraph" svg:x="-0.139cm" svg:y="0.529cm" svg:width="17.094cm" draw:z-index="16"><draw:text-box fo:min-height="11.515cm"><text:p text:style-name="P7"><draw:g text:anchor-type="paragraph" draw:z-index="17" draw:style-name="gr13"><draw:custom-shape draw:style-name="gr14" draw:text-style-name="P35" svg:width="2.698cm" svg:height="4.01cm" svg:x="13.197cm" svg:y="2.591cm"><text:p/><draw:enhanced-geometry svg:viewBox="0 0 21600 21600" draw:type="rectangle" draw:enhanced-path="M 0 0 L 21600 0 21600 21600 0 21600 0 0 Z N"/></draw:custom-shape><draw:custom-shape draw:style-name="gr14" draw:text-style-name="P35" svg:width="2.622cm" svg:height="4.008cm" svg:x="9.163cm" svg:y="0.803cm"><text:p/><draw:enhanced-geometry svg:viewBox="0 0 21600 21600" draw:type="rectangle" draw:enhanced-path="M 0 0 L 21600 0 21600 21600 0 21600 0 0 Z N"/></draw:custom-shape><draw:custom-shape draw:style-name="gr14" draw:text-style-name="P35" svg:width="2.696cm" svg:height="1.782cm" svg:x="0.957cm" svg:y="4.724cm"><text:p/><draw:enhanced-geometry svg:viewBox="0 0 21600 21600" draw:type="rectangle" draw:enhanced-path="M 0 0 L 21600 0 21600 21600 0 21600 0 0 Z N"/></draw:custom-shape><draw:custom-shape draw:style-name="gr14" draw:text-style-name="P35" svg:width="2.696cm" svg:height="4.008cm" svg:x="5.184cm" svg:y="7.197cm"><text:p/><draw:enhanced-geometry svg:viewBox="0 0 21600 21600" draw:type="rectangle" draw:enhanced-path="M 0 0 L 21600 0 21600 21600 0 21600 0 0 Z N"/></draw:custom-shape><draw:custom-shape draw:style-name="gr14" draw:text-style-name="P35" svg:width="2.696cm" svg:height="4.01cm" svg:x="5.184cm" svg:y="1.993cm"><text:p/><draw:enhanced-geometry svg:viewBox="0 0 21600 21600" draw:type="rectangle" draw:enhanced-path="M 0 0 L 21600 0 21600 21600 0 21600 0 0 Z N"/></draw:custom-shape><draw:frame draw:style-name="gr15" draw:text-style-name="P37" svg:width="1.611cm" svg:height="0.74cm" svg:x="5.693cm" svg:y="1.376cm"><draw:text-box><text:p text:style-name="P36"><text:span text:style-name="T15">torder</text:span></text:p></draw:text-box></draw:frame><draw:frame draw:style-name="gr16" draw:text-style-name="P37" xml:id="id1" draw:id="id1" svg:width="1.281cm" svg:height="0.74cm" svg:x="5.261cm" svg:y="2.567cm"><draw:text-box><text:p text:style-name="P36"><text:span text:style-name="T15">own</text:span></text:p></draw:text-box></draw:frame><draw:frame draw:style-name="gr17" draw:text-style-name="P37" svg:width="1.777cm" svg:height="0.74cm" svg:x="1.266cm" svg:y="4.105cm"><draw:text-box><text:p text:style-name="P36"><text:span text:style-name="T15">towner</text:span></text:p></draw:text-box></draw:frame><draw:frame draw:style-name="gr18" draw:text-style-name="P37" xml:id="id2" draw:id="id2" svg:width="0.835cm" svg:height="0.74cm" svg:x="1.097cm" svg:y="4.895cm"><draw:text-box><text:p text:style-name="P36"><text:span text:style-name="T15">id</text:span></text:p></draw:text-box></draw:frame><draw:connector draw:style-name="gr19" draw:text-style-name="P38" draw:type="curve" svg:x1="5.262cm" svg:y1="2.935cm" svg:x2="1.931cm" svg:y2="5.263cm" draw:start-shape="id1" draw:start-glue-point="3" draw:end-shape="id2" draw:end-glue-point="1" svg:d="m5262 2935c-2498 0-833 2328-3331 2328"><text:p/></draw:connector><draw:frame draw:style-name="gr20" draw:text-style-name="P37" svg:width="1.848cm" svg:height="0.74cm" svg:x="9.712cm" svg:y="0.205cm"><draw:text-box><text:p text:style-name="P36"><text:span text:style-name="T15">tquality</text:span></text:p></draw:text-box></draw:frame><draw:frame draw:style-name="gr18" draw:text-style-name="P37" xml:id="id4" draw:id="id4" svg:width="0.835cm" svg:height="0.74cm" svg:x="9.308cm" svg:y="1.058cm"><draw:text-box><text:p text:style-name="P36"><text:span text:style-name="T15">id</text:span></text:p></draw:text-box></draw:frame><draw:frame draw:style-name="gr21" draw:text-style-name="P37" xml:id="id3" draw:id="id3" svg:width="0.976cm" svg:height="0.74cm" svg:x="5.328cm" svg:y="3.187cm"><draw:text-box><text:p text:style-name="P36"><text:span text:style-name="T15">np</text:span></text:p></draw:text-box></draw:frame><draw:frame draw:style-name="gr22" draw:text-style-name="P37" xml:id="id5" draw:id="id5" svg:width="0.883cm" svg:height="0.74cm" svg:x="5.312cm" svg:y="4.276cm"><draw:text-box><text:p text:style-name="P36"><text:span text:style-name="T15">nr</text:span></text:p></draw:text-box></draw:frame><draw:connector draw:style-name="gr19" draw:text-style-name="P38" draw:type="curve" svg:x1="6.304cm" svg:y1="3.556cm" svg:x2="9.308cm" svg:y2="1.427cm" draw:start-shape="id3" draw:start-glue-point="1" draw:end-shape="id4" draw:end-glue-point="3" svg:d="m6304 3556c2254 0 753-2129 3004-2129"><text:p/></draw:connector><draw:connector draw:style-name="gr19" draw:text-style-name="P38" draw:type="curve" svg:x1="6.194cm" svg:y1="4.644cm" svg:x2="9.307cm" svg:y2="1.427cm" draw:start-shape="id5" draw:start-glue-point="1" draw:end-shape="id4" draw:end-glue-point="3" svg:d="m6194 4644c2335 0 779-3217 3113-3217"><text:p/></draw:connector><draw:frame draw:style-name="gr23" draw:text-style-name="P37" svg:width="1.304cm" svg:height="0.74cm" svg:x="5.912cm" svg:y="6.601cm"><draw:text-box><text:p text:style-name="P36"><text:span text:style-name="T15">tmvt</text:span></text:p></draw:text-box></draw:frame><draw:frame draw:style-name="gr24" draw:text-style-name="P37" xml:id="id8" draw:id="id8" svg:width="1.094cm" svg:height="0.74cm" svg:x="5.207cm" svg:y="8.567cm"><draw:text-box><text:p text:style-name="P36"><text:span text:style-name="T15">nat</text:span></text:p></draw:text-box></draw:frame><draw:frame draw:style-name="gr25" draw:text-style-name="P37" xml:id="id6" draw:id="id6" svg:width="2.082cm" svg:height="0.74cm" svg:x="5.207cm" svg:y="9.467cm"><draw:text-box><text:p text:style-name="P36"><text:span text:style-name="T15">own_src</text:span></text:p></draw:text-box></draw:frame><draw:frame draw:style-name="gr26" draw:text-style-name="P37" xml:id="id7" draw:id="id7" svg:width="2.082cm" svg:height="0.74cm" svg:x="5.207cm" svg:y="9.968cm"><draw:text-box><text:p text:style-name="P36"><text:span text:style-name="T15">own_dst</text:span></text:p></draw:text-box></draw:frame><draw:connector draw:style-name="gr19" draw:text-style-name="P38" draw:type="curve" svg:x1="5.207cm" svg:y1="9.836cm" svg:x2="1.931cm" svg:y2="5.264cm" draw:start-shape="id6" draw:start-glue-point="3" draw:end-shape="id2" draw:end-glue-point="1" svg:d="m5207 9836c-2455 0-818-4572-3276-4572"><text:p/></draw:connector><draw:connector draw:style-name="gr19" draw:text-style-name="P38" draw:type="curve" svg:x1="5.207cm" svg:y1="10.337cm" svg:x2="1.931cm" svg:y2="5.264cm" draw:start-shape="id7" draw:start-glue-point="3" draw:end-shape="id2" draw:end-glue-point="1" svg:d="m5207 10337c-2455 0-818-5073-3276-5073"><text:p/></draw:connector><draw:connector draw:style-name="gr19" draw:text-style-name="P38" draw:type="curve" svg:x1="6.3cm" svg:y1="8.936cm" svg:x2="9.307cm" svg:y2="1.427cm" draw:start-shape="id8" draw:start-glue-point="1" draw:end-shape="id4" draw:end-glue-point="3" svg:d="m6300 8936c2256 0 753-7509 3007-7509"><text:p/></draw:connector><draw:frame draw:style-name="gr27" draw:text-style-name="P37" svg:width="2.035cm" svg:height="0.74cm" svg:x="5.328cm" svg:y="3.68cm"><draw:text-box><text:p text:style-name="P36"><text:span text:style-name="T15">qtt_prov</text:span></text:p></draw:text-box></draw:frame><draw:frame draw:style-name="gr28" draw:text-style-name="P37" svg:width="2.059cm" svg:height="0.74cm" svg:x="5.328cm" svg:y="4.787cm"><draw:text-box><text:p text:style-name="P36"><text:span text:style-name="T15">qtt_requ</text:span></text:p></draw:text-box></draw:frame><draw:frame draw:style-name="gr29" draw:text-style-name="P37" svg:width="1.019cm" svg:height="0.74cm" svg:x="5.191cm" svg:y="9.042cm"><draw:text-box><text:p text:style-name="P36"><text:span text:style-name="T15">qtt</text:span></text:p></draw:text-box></draw:frame><draw:frame draw:style-name="gr30" draw:text-style-name="P37" svg:width="1.752cm" svg:height="0.74cm" svg:x="5.353cm" svg:y="2.08cm"><draw:text-box><text:p text:style-name="P36"><text:span text:style-name="T15">id,uuid</text:span></text:p></draw:text-box></draw:frame><draw:frame draw:style-name="gr31" draw:text-style-name="P37" svg:width="1.447cm" svg:height="0.74cm" svg:x="13.684cm" svg:y="2.006cm"><draw:text-box><text:p text:style-name="P36"><text:span text:style-name="T15">tuser</text:span></text:p></draw:text-box></draw:frame><draw:frame draw:style-name="gr18" draw:text-style-name="P37" xml:id="id10" draw:id="id10" svg:width="0.835cm" svg:height="0.74cm" svg:x="13.345cm" svg:y="2.741cm"><draw:text-box><text:p text:style-name="P36"><text:span text:style-name="T15">id</text:span></text:p></draw:text-box></draw:frame><draw:frame draw:style-name="gr32" draw:text-style-name="P37" xml:id="id9" draw:id="id9" svg:width="1.678cm" svg:height="0.74cm" svg:x="9.308cm" svg:y="1.72cm"><draw:text-box><text:p text:style-name="P36"><text:span text:style-name="T15">idd</text:span></text:p></draw:text-box></draw:frame><draw:connector draw:style-name="gr19" draw:text-style-name="P39" draw:type="curve" svg:x1="10.985cm" svg:y1="2.089cm" svg:x2="13.345cm" svg:y2="3.111cm" draw:start-shape="id9" draw:start-glue-point="1" draw:end-shape="id10" draw:end-glue-point="3" svg:d="m10985 2089c1769 0 590 1022 2360 1022"><text:p/></draw:connector><draw:frame draw:style-name="gr33" draw:text-style-name="P40" xml:id="id11" draw:id="id11" svg:width="2.477cm" svg:height="0.74cm" svg:x="9.308cm" svg:y="2.337cm"><draw:text-box><text:p text:style-name="P36"><text:span text:style-name="T16">depository</text:span></text:p></draw:text-box></draw:frame><draw:frame draw:style-name="gr34" draw:text-style-name="P40" xml:id="id12" draw:id="id12" svg:width="2.142cm" svg:height="0.74cm" svg:x="13.343cm" svg:y="3.105cm"><draw:text-box><text:p text:style-name="P36"><text:span text:style-name="T16">name</text:span></text:p></draw:text-box></draw:frame><draw:connector draw:style-name="gr19" draw:text-style-name="P35" draw:type="curve" svg:x1="11.784cm" svg:y1="2.706cm" svg:x2="13.343cm" svg:y2="3.473cm" draw:start-shape="id11" draw:start-glue-point="1" draw:end-shape="id12" draw:end-glue-point="3" svg:d="m11784 2706c1169 0 389 767 1559 767"><text:p/></draw:connector><draw:frame draw:style-name="gr35" draw:text-style-name="P40" svg:width="2.229cm" svg:height="0.74cm" svg:x="1.056cm" svg:y="5.555cm"><draw:text-box><text:p text:style-name="P36"><text:span text:style-name="T16">name</text:span></text:p></draw:text-box></draw:frame><draw:frame draw:style-name="gr34" draw:text-style-name="P40" svg:width="2.096cm" svg:height="0.74cm" svg:x="9.389cm" svg:y="2.858cm"><draw:text-box><text:p text:style-name="P36"><text:span text:style-name="T16">name</text:span></text:p></draw:text-box></draw:frame><draw:custom-shape draw:style-name="gr14" draw:text-style-name="P35" svg:width="2.696cm" svg:height="1.306cm" svg:x="0.885cm" svg:y="0.799cm"><text:p/><draw:enhanced-geometry svg:viewBox="0 0 21600 21600" draw:mirror-horizontal="false" draw:mirror-vertical="false" draw:type="rectangle" draw:enhanced-path="M 0 0 L 21600 0 21600 21600 0 21600 0 0 Z N"/></draw:custom-shape><draw:frame draw:style-name="gr36" draw:text-style-name="P37" svg:width="1.634cm" svg:height="0.74cm" svg:x="1.247cm" svg:y="0.18cm"><draw:text-box><text:p text:style-name="P36"><text:span text:style-name="T15">tconst</text:span></text:p></draw:text-box></draw:frame><draw:custom-shape draw:style-name="gr14" draw:text-style-name="P35" svg:width="2.696cm" svg:height="0.683cm" svg:x="13.142cm" svg:y="7.599cm"><text:p/><draw:enhanced-geometry svg:viewBox="0 0 21600 21600" draw:mirror-horizontal="false" draw:mirror-vertical="false" draw:type="rectangle" draw:enhanced-path="M 0 0 L 21600 0 21600 21600 0 21600 0 0 Z N"/></draw:custom-shape><draw:frame draw:style-name="gr37" draw:text-style-name="P37" svg:width="3.259cm" svg:height="0.74cm" svg:x="12.984cm" svg:y="7.004cm"><draw:text-box><text:p text:style-name="P36"><text:span text:style-name="T15">torderremoved</text:span></text:p></draw:text-box></draw:frame><draw:custom-shape draw:style-name="gr14" draw:text-style-name="P35" svg:width="2.752cm" svg:height="0.683cm" svg:x="13.132cm" svg:y="9.051cm"><text:p/><draw:enhanced-geometry svg:viewBox="0 0 21600 21600" draw:mirror-horizontal="false" draw:mirror-vertical="false" draw:type="rectangle" draw:enhanced-path="M 0 0 L 21600 0 21600 21600 0 21600 0 0 Z N"/></draw:custom-shape><draw:frame draw:style-name="gr38" draw:text-style-name="P37" svg:width="2.952cm" svg:height="0.74cm" svg:x="12.984cm" svg:y="8.405cm"><draw:text-box><text:p text:style-name="P36"><text:span text:style-name="T15">tmvtremoved</text:span></text:p></draw:text-box></draw:frame><draw:custom-shape draw:style-name="gr14" draw:text-style-name="P35" svg:width="2.696cm" svg:height="1.207cm" svg:x="13.125cm" svg:y="0.799cm"><text:p/><draw:enhanced-geometry svg:viewBox="0 0 21600 21600" draw:mirror-horizontal="false" draw:mirror-vertical="false" draw:type="rectangle" draw:enhanced-path="M 0 0 L 21600 0 21600 21600 0 21600 0 0 Z N"/></draw:custom-shape><draw:frame draw:style-name="gr39" draw:text-style-name="P37" svg:width="1.916cm" svg:height="0.74cm" svg:x="13.677cm" svg:y="0.18cm"><draw:text-box><text:p text:style-name="P36"><text:span text:style-name="T15">tmarket</text:span></text:p></draw:text-box></draw:frame><draw:custom-shape draw:style-name="gr14" draw:text-style-name="P35" svg:width="2.698cm" svg:height="5.083cm" svg:x="9.184cm" svg:y="6.123cm"><text:p/><draw:enhanced-geometry svg:viewBox="0 0 21600 21600" draw:mirror-horizontal="false" draw:mirror-vertical="false" draw:type="rectangle" draw:enhanced-path="M 0 0 L 21600 0 21600 21600 0 21600 0 0 Z N"/></draw:custom-shape><draw:frame draw:style-name="gr40" draw:text-style-name="P37" svg:width="1.682cm" svg:height="0.895cm" svg:x="9.694cm" svg:y="5.505cm"><draw:text-box><text:p text:style-name="P36"><text:span text:style-name="T15">tquote</text:span></text:p></draw:text-box></draw:frame><draw:frame draw:style-name="gr41" draw:text-style-name="P37" svg:width="1.281cm" svg:height="0.895cm" svg:x="9.329cm" svg:y="6.549cm"><draw:text-box><text:p text:style-name="P36"><text:span text:style-name="T15">own</text:span></text:p></draw:text-box></draw:frame><draw:frame draw:style-name="gr42" draw:text-style-name="P37" svg:width="0.976cm" svg:height="0.895cm" svg:x="9.329cm" svg:y="7.317cm"><draw:text-box><text:p text:style-name="P36"><text:span text:style-name="T15">np</text:span></text:p></draw:text-box></draw:frame><draw:frame draw:style-name="gr43" draw:text-style-name="P37" svg:width="0.883cm" svg:height="0.895cm" svg:x="9.313cm" svg:y="8.405cm"><draw:text-box><text:p text:style-name="P36"><text:span text:style-name="T15">nr</text:span></text:p></draw:text-box></draw:frame><draw:frame draw:style-name="gr44" draw:text-style-name="P37" svg:width="1.8cm" svg:height="0.895cm" svg:x="9.329cm" svg:y="7.809cm"><draw:text-box><text:p text:style-name="P36"><text:span text:style-name="T15">qttprov</text:span></text:p></draw:text-box></draw:frame><draw:frame draw:style-name="gr45" draw:text-style-name="P37" svg:width="2.059cm" svg:height="0.895cm" svg:x="9.329cm" svg:y="8.917cm"><draw:text-box><text:p text:style-name="P36"><text:span text:style-name="T15">qtt_requ</text:span></text:p></draw:text-box></draw:frame><draw:frame draw:style-name="gr46" draw:text-style-name="P37" svg:width="0.835cm" svg:height="0.895cm" svg:x="9.329cm" svg:y="6.101cm"><draw:text-box><text:p text:style-name="P36"><text:span text:style-name="T15">id</text:span></text:p></draw:text-box></draw:frame><draw:frame draw:style-name="gr47" draw:text-style-name="P37" svg:width="1.541cm" svg:height="0.74cm" svg:x="9.285cm" svg:y="9.479cm"><draw:text-box><text:p text:style-name="P36"><text:span text:style-name="T15">qtt_in</text:span></text:p></draw:text-box></draw:frame><draw:frame draw:style-name="gr47" draw:text-style-name="P37" svg:width="1.8cm" svg:height="0.74cm" svg:x="9.285cm" svg:y="10.005cm"><draw:text-box><text:p text:style-name="P36"><text:span text:style-name="T15">qtt_out</text:span></text:p></draw:text-box></draw:frame><draw:frame draw:style-name="gr47" draw:text-style-name="P37" svg:width="1.47cm" svg:height="0.74cm" svg:x="9.285cm" svg:y="10.58cm"><draw:text-box><text:p text:style-name="P36"><text:span text:style-name="T15">flows</text:span></text:p></draw:text-box></draw:frame><draw:custom-shape draw:style-name="gr14" draw:text-style-name="P35" svg:width="2.698cm" svg:height="0.682cm" svg:x="13.181cm" svg:y="10.523cm"><text:p/><draw:enhanced-geometry svg:viewBox="0 0 21600 21600" draw:mirror-horizontal="false" draw:mirror-vertical="false" draw:type="rectangle" draw:enhanced-path="M 0 0 L 21600 0 21600 21600 0 21600 0 0 Z N"/></draw:custom-shape><draw:frame draw:style-name="gr38" draw:text-style-name="P37" svg:width="3.329cm" svg:height="0.74cm" svg:x="13.031cm" svg:y="9.878cm"><draw:text-box><text:p text:style-name="P36"><text:span text:style-name="T15">tquoteremoved</text:span></text:p></draw:text-box></draw:frame><draw:frame draw:style-name="gr48" draw:text-style-name="P40" svg:width="2.35cm" svg:height="1.714cm" svg:x="5.207cm" svg:y="7.167cm"><draw:text-box><text:p text:style-name="P36"><text:span text:style-name="T16">id,uuid,nb</text:span></text:p><text:p text:style-name="P36"><text:span text:style-name="T16">oruuid</text:span></text:p><text:p text:style-name="P36"><text:span text:style-name="T16">grp</text:span></text:p></draw:text-box></draw:frame><draw:frame draw:style-name="gr28" draw:text-style-name="P37" svg:width="1.068cm" svg:height="0.74cm" svg:x="5.318cm" svg:y="5.205cm"><draw:text-box><text:p text:style-name="P36"><text:span text:style-name="T15">qtt</text:span></text:p></draw:text-box></draw:frame><draw:frame draw:style-name="gr47" draw:text-style-name="P40" svg:width="1.729cm" svg:height="1.714cm" svg:x="13.283cm" svg:y="3.531cm"><draw:text-box><text:p text:style-name="P36"><text:span text:style-name="T16">spent</text:span></text:p><text:p text:style-name="P36"><text:span text:style-name="T16">quota</text:span></text:p><text:p text:style-name="P36"><text:span text:style-name="T16">last_in</text:span></text:p></draw:text-box></draw:frame><draw:frame draw:style-name="gr28" draw:text-style-name="P37" svg:width="1.068cm" svg:height="0.74cm" svg:x="9.316cm" svg:y="3.306cm"><draw:text-box><text:p text:style-name="P36"><text:span text:style-name="T15">qtt</text:span></text:p></draw:text-box></draw:frame><draw:frame draw:style-name="gr49" draw:text-style-name="P40" svg:width="1.565cm" svg:height="1.301cm" svg:x="1.185cm" svg:y="0.706cm"><draw:text-box><text:p text:style-name="P36"><text:span text:style-name="T16">name</text:span></text:p><text:p text:style-name="P36"><text:span text:style-name="T16">value</text:span></text:p></draw:text-box></draw:frame><draw:frame draw:style-name="gr49" draw:text-style-name="P40" svg:width="1.918cm" svg:height="1.301cm" svg:x="13.492cm" svg:y="0.769cm"><draw:text-box><text:p text:style-name="P36"><text:span text:style-name="T16">id</text:span></text:p><text:p text:style-name="P36"><text:span text:style-name="T16">created</text:span></text:p></draw:text-box></draw:frame></draw:g></text:p></draw:text-box></draw:frame></text:p>
      <text:p text:style-name="Text_20_body"/>
      <text:h text:style-name="Heading_20_3" text:outline-level="3"><text:soft-page-break/>Order book</text:h>
      <text:p text:style-name="Text_20_body">A table torder represents the order book. When an order is inserted in this table and a cycle is found with <text:s/><text:span text:style-name="variable_5f_math"><text:span text:style-name="T9">Ω</text:span></text:span><text:span text:style-name="variable_5f_math"><text:span text:style-name="T4">≥</text:span></text:span><text:span text:style-name="variable_5f_math"><text:span text:style-name="T9">1</text:span></text:span> movements are created in a table tmvt, decreasing the quantities available in the order book. </text:p>
      <text:p text:style-name="P1">When an order is empty (the provided quantity is 0) it is moved out from the book <text:s/>to an other table torderremoved. This keeps the order book as small as possible for performance. The garbage collector (§<text:bookmark-ref text:reference-format="chapter" text:ref-name="__RefNumPara__1916_196963446">3.1.5</text:bookmark-ref>) also removes orders in special circumstances. </text:p>
      <text:h text:style-name="Heading_20_3" text:outline-level="3">Market opening and closing</text:h>
      <text:p text:style-name="P1">The life cycle of the market is represented as follows:</text:p>
      <text:p text:style-name="P1"><draw:frame draw:style-name="fr2" draw:name="Cadre2" text:anchor-type="paragraph" svg:x="-0.139cm" svg:y="0.529cm" svg:width="17.094cm" draw:z-index="5"><draw:text-box fo:min-height="11.515cm"><text:p text:style-name="P7"><draw:g text:anchor-type="paragraph" draw:z-index="6" draw:style-name="gr5"><draw:custom-shape draw:style-name="gr6" svg:width="3.176cm" svg:height="1.138cm" svg:x="1.35cm" svg:y="3.258cm"><text:p text:style-name="P34">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34">OPENED</text:p><draw:enhanced-geometry svg:viewBox="0 0 21600 21600" draw:glue-points="10800 0 0 10800 10800 21600 21600 10800" draw:type="flowchart-process" draw:enhanced-path="M 0 0 L 21600 0 21600 21600 0 21600 0 0 Z N"/></draw:custom-shape><draw:line draw:style-name="gr7" draw:text-style-name="P34" svg:x1="2.965cm" svg:y1="4.396cm" svg:x2="2.965cm" svg:y2="5.216cm"><text:p/></draw:line><draw:custom-shape draw:style-name="gr6" svg:width="3.176cm" svg:height="1.138cm" svg:x="1.376cm" svg:y="7.174cm"><text:p text:style-name="P34">STOPPING</text:p><draw:enhanced-geometry svg:viewBox="0 0 21600 21600" draw:glue-points="10800 0 0 10800 10800 21600 21600 10800" draw:type="flowchart-process" draw:enhanced-path="M 0 0 L 21600 0 21600 21600 0 21600 0 0 Z N"/></draw:custom-shape><draw:line draw:style-name="gr7" draw:text-style-name="P34" svg:x1="2.965cm" svg:y1="6.354cm" svg:x2="2.965cm" svg:y2="7.174cm"><text:p/></draw:line><draw:custom-shape draw:style-name="gr6" svg:width="3.176cm" svg:height="1.138cm" svg:x="1.376cm" svg:y="9.132cm"><text:p text:style-name="P34">CLOSED</text:p><draw:enhanced-geometry svg:viewBox="0 0 21600 21600" draw:glue-points="10800 0 0 10800 10800 21600 21600 10800" draw:type="flowchart-process" draw:enhanced-path="M 0 0 L 21600 0 21600 21600 0 21600 0 0 Z N"/></draw:custom-shape><draw:line draw:style-name="gr7" draw:text-style-name="P34" svg:x1="2.99cm" svg:y1="2.438cm" svg:x2="2.99cm" svg:y2="3.258cm"><text:p/></draw:line><draw:line draw:style-name="gr7" draw:text-style-name="P34" svg:x1="2.99cm" svg:y1="8.315cm" svg:x2="2.99cm" svg:y2="9.135cm"><text:p/></draw:line><draw:line draw:style-name="gr8" draw:text-style-name="P34" svg:x1="2.99cm" svg:y1="10.271cm" svg:x2="2.99cm" svg:y2="10.8cm"><text:p/></draw:line><draw:line draw:style-name="gr8" draw:text-style-name="P34" svg:x1="2.99cm" svg:y1="10.799cm" svg:x2="0.741cm" svg:y2="10.799cm"><text:p/></draw:line><draw:line draw:style-name="gr8" draw:text-style-name="P34" svg:x1="0.741cm" svg:y1="10.799cm" svg:x2="0.741cm" svg:y2="2.438cm"><text:p/></draw:line><draw:line draw:style-name="gr8" draw:text-style-name="P34" svg:x1="0.741cm" svg:y1="2.438cm" svg:x2="2.99cm" svg:y2="2.438cm"><text:p/></draw:line></draw:g><draw:frame text:anchor-type="paragraph" draw:z-index="7" draw:style-name="gr9" draw:text-style-name="P34" svg:width="6.906cm" svg:height="0.976cm" svg:x="1.799cm" svg:y="10.269cm"><draw:text-box><text:p text:style-name="P34">Market session : n-&gt;n+1</text:p><text:p text:style-name="P34">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34">ADMIN TASKS</text:p></draw:text-box></draw:frame><draw:frame text:anchor-type="paragraph" draw:z-index="13" draw:style-name="gr11" svg:width="3.44cm" svg:height="0.772cm" svg:x="6.72cm" svg:y="0.635cm"><draw:text-box><text:p text:style-name="P34">SERVICE</text:p></draw:text-box></draw:frame><draw:frame text:anchor-type="paragraph" draw:z-index="14" draw:style-name="gr11" svg:width="3.44cm" svg:height="0.772cm" svg:x="1.164cm" svg:y="0.714cm"><draw:text-box><text:p text:style-name="P34">MARKET PHASE</text:p></draw:text-box></draw:frame><draw:line text:anchor-type="paragraph" draw:z-index="15" draw:style-name="gr12" draw:text-style-name="P34" svg:x1="0.688cm" svg:y1="1.538cm" svg:x2="15.663cm" svg:y2="1.538cm"><text:p/></draw:line></text:p></draw:text-box></draw:frame>The market session is defined as an integer incremented at each transition CLOSED-&gt;STARTING.</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phase because the database represents the final and stable state of the ending market session. After this event VACUUM of tables must be performed by the admin user to optimize the database before a new cycle starts. </text:p>
      <text:p text:style-name="P1">The history of status<text:note text:id="ftn2" text:note-class="footnote"><text:note-citation>2</text:note-citation><text:note-body><text:p text:style-name="Footnote">The market status and market phase have the same meaning.</text:p></text:note-body></text:note> is given by the view vmarkethistory:</text:p>
      <text:p text:style-name="code-imformatique">SELECT * from vmarkethistory;</text:p>
      <text:p text:style-name="P1">Each row gives a market session number, the market phase and the starting time of this phase.</text:p>
      <text:p text:style-name="P1">The current state of the market, the session number, and starting time of this state are given by:</text:p>
      <text:p text:style-name="code-imformatique"><text:s/>SELECT * FROM <text:s/>vmarkethistory ORDER BY ID DESC LIMIT 1;</text:p>
      <text:p text:style-name="P1"><text:soft-page-break/>A view vmarket gives the same result:</text:p>
      <text:p text:style-name="code-imformatique"><text:s/>SELECT * from vmarket;</text:p>
      <text:p text:style-name="P1">The command:</text:p>
      <text:p text:style-name="code-imformatique">SELECT * from fchangestatemarket(false);</text:p>
      <text:p text:style-name="P1">Gives informations on the transition to the next state. This transition is performed by: </text:p>
      <text:p text:style-name="code-imformatique"><text:s/>SELECT fchangestatemarket(true);</text:p>
      <text:p text:style-name="P1"/>
      <text:h text:style-name="Heading_20_3" text:outline-level="3">Users </text:h>
      <text:p text:style-name="P1">By user, we mean the actor connecting to the PostgreSQL database. The database implements an extensive set of security mechanisms including authentication and access rules. openBarter uses those mechanisms to allow write access to objects only through predefined functions. A single user “admin” is allowed to perform administration tasks. A role “client” is that of regular users. Clients can get a quote and set an order only during the OPENED phase. They can remove movements and orders only during OPENED and STOPPING phase.</text:p>
      <text:p text:style-name="P1">A role <text:span text:style-name="Citation">client_opened_role</text:span> is granted to the <text:span text:style-name="Citation">client</text:span> role only at the OPENED phase, while a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text:span text:style-name="T13">admin</text:span> and <text:span text:style-name="T13">client</text:span>. This super user must be used only for this creation.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8">Table <text:s text:c="2"/></text:p>
          </table:table-cell>
          <table:table-cell table:style-name="Tableau9.B1" office:value-type="string">
            <text:p text:style-name="P18"><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5">value provided, value required and owner</text:span></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 removed</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quoteremoved</text:p>
          </table:table-cell>
          <table:table-cell table:style-name="Tableau9.B2" office:value-type="string">
            <text:p text:style-name="Table_20_Contents">Quote remov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y</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6"/>
      <text:h text:style-name="Heading_20_4" text:outline-level="4"><text:soft-page-break/>Owner </text:h>
      <text:p text:style-name="P1">They are owners of values provided by orders and the authors of orders, while client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s on a constant CHECK_QUALITY_OWNERSHIP in the table <text:span text:style-name="Citation">tconst</text:span>. </text:p>
      <text:p text:style-name="P1">When <text:s/>CHECK_QUALITY_OWNERSHIP=0, the name of the quality can be any non empty string.</text:p>
      <text:p text:style-name="P1">When CHECK_QUALITY_OWNERSHIP=1, the quality belongs to a single client whose name is <text:span text:style-name="Citation">client_name</text:span>. The following rules are implemented:</text:p>
      <text:list xml:id="list663666563" text:style-name="L4">
        <text:list-item>
          <text:p text:style-name="P24">The quality provided by an order must belong to the client that insert it.</text:p>
        </text:list-item>
        <text:list-item>
          <text:p text:style-name="P24">A client can only remove movements whose quality belongs to him.</text:p>
        </text:list-item>
      </text:list>
      <text:p text:style-name="P1">The form of the quality is <text:span text:style-name="Citation">&lt;client_name&gt;/&lt;quality_name&gt;</text:span>.</text:p>
      <text:p text:style-name="P1">A value belongs to an owner while a quality belongs to a client.</text:p>
      <text:p text:style-name="P1">A quality is inserted into <text:span text:style-name="Citation">tquality</text:span> the first time an order use it in a market session.</text:p>
      <text:p text:style-name="P1">After market creation, This constant should not be changed after the market is created. It can be changed only by a super user.</text:p>
      <text:h text:style-name="Heading_20_4" text:outline-level="4">Movement and Order</text:h>
      <text:p text:style-name="P1">An exchange is a set of movements representing a cycle where each partner provides a value he owns to an other partner. An exchange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 The couple (nr,qt_in) define the value received.</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 The couple (np,qtt_out) define the value provided.</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text:soft-page-break/>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ceived while (np,qtt_prov) is the value provided if the quote was executed.</text:p>
      <text:p text:style-name="P1">The type <text:span text:style-name="Citation">yflow</text:span> represents an exchange.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text:span text:style-name="T13">yflow</text:span>. <text:s/>The field <text:span text:style-name="T13">flows</text:span><text:span text:style-name="T11"> is the set of exchanges that would be created if the quote was executed.</text:span></text:p>
      <text:h text:style-name="Heading_20_3" text:outline-level="3"><text:bookmark-start text:name="__RefNumPara__1916_196963446"/><text:s/>Garbage collector of orders<text:bookmark-end text:name="__RefNumPara__1916_196963446"/></text:h>
      <text:p text:style-name="P1">Orders that are frequently included in refused cycles tend to slow the speed of matchings. <text:s/>Orders that belong to potential cycles but are not elected to form exchanges are removed from the searching table when they consume too much time. The time consumed by an order is accumulated until a limit is reached. The limit is a constant tconst.MAXTRY expressed in microseconds. Rejected orders are moved to torderremoved. The quantity available creates a single movement from the owner to the same owner for accounting consistency reason.</text:p>
      <text:h text:style-name="Heading_20_3" text:outline-level="3"><text:s/>Limits on potential exchanges</text:h>
      <text:p text:style-name="P1">Due to the number of possible combinations, scanning required to form cycles can be huge. The traversal of the order book is limited by the number of partners of cycles explored. This limit is defined by a constant tconst.MAXCYCLE. </text:p>
      <text:p text:style-name="P1">For the same reason, the exploration stops when the number of potential cycles fetched reaches a limit tconst.MAXPATHFETCHED. Since all cycles having a given number n of partners are explorated before those having n+1 partners; this mechanism limits the number of partners of cycles for high workload.</text:p>
      <text:h text:style-name="Heading_20_3" text:outline-level="3"><text:s/>Quotas</text:h>
      <text:p text:style-name="P1">The time spent to execute long primitives (<text:span text:style-name="Citation">finsertorder,fgetquote,fgetprequote,fexecquote</text:span>) is cumulated for each client. When this time spent reaches a limit defined by the field <text:span text:style-name="Citation">tuser.quota</text:span>, these functions become forbidden for this client. </text:p>
      <text:p text:style-name="P1">The time spent is cleared when the market session is opened. </text:p>
      <text:p text:style-name="P1">The quota allocated to a client can be disabled by setting the quota of the user <text:s/>to 0. When set to a non null integer, it limits the total number of microseconds allocated to this client. It can be set <text:s/>individually for each client.</text:p>
      <text:h text:style-name="Heading_20_2" text:outline-level="2">Application programming interface</text:h>
      <text:p text:style-name="P1">The <text:span text:style-name="Citation">client</text:span> role acts through stored procedures wrapped in read-commited transactions that is the default mode of transactions of postgreSQL. </text:p>
      <text:p text:style-name="P1">The following table lists functions and views of the model. </text:p>
      <table:table table:name="Tableau8" table:style-name="Tableau8">
        <table:table-column table:style-name="Tableau8.A"/>
        <table:table-column table:style-name="Tableau8.B"/>
        <table:table-column table:style-name="Tableau8.C"/>
        <table:table-column table:style-name="Tableau8.D"/>
        <text:soft-page-break/>
        <table:table-row>
          <table:table-cell table:style-name="Tableau8.A1" office:value-type="string">
            <text:p text:style-name="P18">Function and views</text:p>
          </table:table-cell>
          <table:table-cell table:style-name="Tableau8.B1" office:value-type="string">
            <text:p text:style-name="P18">action</text:p>
          </table:table-cell>
          <table:table-cell table:style-name="Tableau8.B1" office:value-type="string">
            <text:p text:style-name="P18">Market phase</text:p>
          </table:table-cell>
          <table:table-cell table:style-name="Tableau8.D1" office:value-type="string">
            <text:p text:style-name="P18">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0" office:value-type="string">
            <text:p text:style-name="Table_20_Contents">vmarkethistory</text:p>
          </table:table-cell>
          <table:table-cell table:style-name="Tableau8.B20" office:value-type="string">
            <text:p text:style-name="Table_20_Contents">Market history</text:p>
          </table:table-cell>
          <table:table-cell table:style-name="Tableau8.B20" office:value-type="string">
            <text:p text:style-name="Table_20_Contents"/>
          </table:table-cell>
          <table:table-cell table:style-name="Tableau8.D20" office:value-type="string">
            <text:p text:style-name="Table_20_Contents"/>
          </table:table-cell>
        </table:table-row>
      </table:table>
      <text:p text:style-name="P1"/>
      <text:p text:style-name="P4">In case of error, an exception is raised depending on it's type and current transaction is rolled back.</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9">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
      <text:p text:style-name="P8">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1350212130" text:style-name="L5">
        <text:list-item>
          <text:p text:style-name="P25"><text:span text:style-name="variable_5f_math">_qttprovided</text:span> &gt; 0</text:p>
        </text:list-item>
        <text:list-item>
          <text:p text:style-name="P25"><text:span text:style-name="variable_5f_math">_qttrequired</text:span> &gt; 0</text:p>
        </text:list-item>
      </text:list>
      <text:p text:style-name="P1">the function inserts an order made by <text:span text:style-name="T13">_owner</text:span> providing the value (<text:span text:style-name="T13">_qttprovided,_qualityprovided</text:span>) in exchange of a value having the quality <text:span text:style-name="T13">_qualityrequired</text:span> and for a minimum quantity of <text:span text:style-name="T13">_qttrequired</text:span>.</text:p>
      <text:p text:style-name="P1">Possible cycles are found and converted into movements. The remaining quantity provided that is not used by theses exchanges is stored in the order object.</text:p>
      <text:p text:style-name="P1">The <text:s/>record returned is a y<text:span text:style-name="Citation">resorder</text:span> representing details of exchange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able:table-row>
          <table:table-cell table:style-name="Tableau6.A2" office:value-type="string">
            <text:p text:style-name="P1">flows</text:p>
          </table:table-cell>
          <table:table-cell table:style-name="Tableau6.A2" office:value-type="string">
            <text:p text:style-name="P1">json</text:p>
          </table:table-cell>
          <table:table-cell table:style-name="Tableau6.C2" office:value-type="string">
            <text:p text:style-name="P1">The list of exchange produced</text:p>
          </table:table-cell>
        </table:table-row>
      </table:table>
      <text:p text:style-name="P1"/>
      <text:p text:style-name="P1">The ratio <text:span text:style-name="T13">qtt_out/qtt_in</text:span> is lower than <text:span text:style-name="T13">qtt_prov/qtt_requ</text:span> and <text:span text:style-name="T13">qtt_out &lt;= qtt_prov</text:span>. </text:p>
      <text:p text:style-name="P1">The json <text:span text:style-name="T13">flows</text:span> represents an array of exchanges produced by the order. Each order is an array of movements described by a dictionary with the following keys:</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1">Key</text:p>
          </table:table-cell>
          <table:table-cell table:style-name="Tableau7.A1" office:value-type="string">
            <text:p text:style-name="P1">Type</text:p>
          </table:table-cell>
          <table:table-cell table:style-name="Tableau7.C1" office:value-type="string">
            <text:p text:style-name="P1">Value </text:p>
          </table:table-cell>
        </table:table-row>
        <text:soft-page-break/>
        <table:table-row>
          <table:table-cell table:style-name="Tableau7.A2" office:value-type="string">
            <text:p text:style-name="P1">id</text:p>
          </table:table-cell>
          <table:table-cell table:style-name="Tableau7.A2" office:value-type="string">
            <text:p text:style-name="P1">int</text:p>
          </table:table-cell>
          <table:table-cell table:style-name="Tableau7.C2" office:value-type="string">
            <text:p text:style-name="P1">Internal reference to the order</text:p>
          </table:table-cell>
        </table:table-row>
        <table:table-row>
          <table:table-cell table:style-name="Tableau7.A2" office:value-type="string">
            <text:p text:style-name="P1">own</text:p>
          </table:table-cell>
          <table:table-cell table:style-name="Tableau7.A2" office:value-type="string">
            <text:p text:style-name="P1">int </text:p>
          </table:table-cell>
          <table:table-cell table:style-name="Tableau7.C2" office:value-type="string">
            <text:p text:style-name="P1">Internal reference to the owner</text:p>
          </table:table-cell>
        </table:table-row>
        <table:table-row>
          <table:table-cell table:style-name="Tableau7.A2" office:value-type="string">
            <text:p text:style-name="P1">nr</text:p>
          </table:table-cell>
          <table:table-cell table:style-name="Tableau7.A2" office:value-type="string">
            <text:p text:style-name="P1">int </text:p>
          </table:table-cell>
          <table:table-cell table:style-name="Tableau7.C2" office:value-type="string">
            <text:p text:style-name="P1">Internal reference to the quality required</text:p>
          </table:table-cell>
        </table:table-row>
        <table:table-row>
          <table:table-cell table:style-name="Tableau7.A2" office:value-type="string">
            <text:p text:style-name="P1">qtt_requ</text:p>
          </table:table-cell>
          <table:table-cell table:style-name="Tableau7.A2" office:value-type="string">
            <text:p text:style-name="P1">int8</text:p>
          </table:table-cell>
          <table:table-cell table:style-name="Tableau7.C2" office:value-type="string">
            <text:p text:style-name="P1">Quantity required by the order</text:p>
          </table:table-cell>
        </table:table-row>
        <table:table-row>
          <table:table-cell table:style-name="Tableau7.A2" office:value-type="string">
            <text:p text:style-name="P1">np</text:p>
          </table:table-cell>
          <table:table-cell table:style-name="Tableau7.A2" office:value-type="string">
            <text:p text:style-name="P1">int </text:p>
          </table:table-cell>
          <table:table-cell table:style-name="Tableau7.C2" office:value-type="string">
            <text:p text:style-name="P1">Internal reference to the quality provided</text:p>
          </table:table-cell>
        </table:table-row>
        <table:table-row>
          <table:table-cell table:style-name="Tableau7.A2" office:value-type="string">
            <text:p text:style-name="P1">qtt_prov</text:p>
          </table:table-cell>
          <table:table-cell table:style-name="Tableau7.A2" office:value-type="string">
            <text:p text:style-name="P1">int8</text:p>
          </table:table-cell>
          <table:table-cell table:style-name="Tableau7.C2" office:value-type="string">
            <text:p text:style-name="P1">Quantity provided by the order</text:p>
          </table:table-cell>
        </table:table-row>
        <table:table-row>
          <table:table-cell table:style-name="Tableau7.A2" office:value-type="string">
            <text:p text:style-name="P1">qtt</text:p>
          </table:table-cell>
          <table:table-cell table:style-name="Tableau7.A2" office:value-type="string">
            <text:p text:style-name="P1">int8</text:p>
          </table:table-cell>
          <table:table-cell table:style-name="Tableau7.C2" office:value-type="string">
            <text:p text:style-name="P1">Quantity of the order remaining available before the exchange</text:p>
          </table:table-cell>
        </table:table-row>
        <table:table-row>
          <table:table-cell table:style-name="Tableau7.A2" office:value-type="string">
            <text:p text:style-name="P1">flowr</text:p>
          </table:table-cell>
          <table:table-cell table:style-name="Tableau7.A2" office:value-type="string">
            <text:p text:style-name="P1">int8</text:p>
          </table:table-cell>
          <table:table-cell table:style-name="Tableau7.C2" office:value-type="string">
            <text:p text:style-name="P1">Quantity exchanged</text:p>
          </table:table-cell>
        </table:table-row>
      </table:table>
      <text:p text:style-name="P1"/>
      <text:h text:style-name="Heading_20_3" text:outline-level="3">fgetquote </text:h>
      <text:p text:style-name="code-imformatique">SELECT fgetquote(_owner text,_qualityprovided text,_qttprovided int8,_qttrequired int8,_qualityrequired text); </text:p>
      <text:p text:style-name="P1">conditions :</text:p>
      <text:list xml:id="list482016275" text:style-name="L6">
        <text:list-item>
          <text:p text:style-name="P26"><text:span text:style-name="variable_5f_math">_quantityprovided</text:span> &gt;0, </text:p>
        </text:list-item>
        <text:list-item>
          <text:p text:style-name="P27">_quantityrequired <text:span text:style-name="T12">&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6"/>
      <text:h text:style-name="Heading_20_3" text:outline-level="3">fexecquote </text:h>
      <text:p text:style-name="code-imformatique">SELECT fexecquote(_owner text,_id int); </text:p>
      <text:p text:style-name="P1">conditions :</text:p>
      <text:list xml:id="list1205968775" text:continue-numbering="true" text:style-name="L6">
        <text:list-item>
          <text:p text:style-name="P26"><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677807715" text:continue-numbering="true" text:style-name="L6">
        <text:list-item>
          <text:p text:style-name="P26"><text:span text:style-name="variable_5f_math">_quantityprovided</text:span> &gt;0, </text:p>
        </text:list-item>
      </text:list>
      <text:p text:style-name="P1"><text:soft-page-break/></text:p>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7</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json</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1450615845" text:style-name="L7">
        <text:list-item>
          <text:p text:style-name="P28">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956937453" text:style-name="L8">
        <text:list-item>
          <text:p text:style-name="P29">a movement <text:span text:style-name="variable_5f_math">_uuid</text:span> exists</text:p>
        </text:list-item>
      </text:list>
      <text:p text:style-name="P1">The function is called by a client when all movements of the exchange are red from the table of movements. It the movements _uuid into the table <text:span text:style-name="variable_5f_math">tmvtremoved</text:span> if the movement belongs to this client to.<text:span text:style-name="T7"> <text:s/>The function returns an integer that is the number of movements removed.</text:span></text:p>
      <text:h text:style-name="Heading_20_3" text:outline-level="3"><text:soft-page-break/>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6"><text:soft-page-break/>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When the quantity left in order is 0, the order is appears in this view. When the order is removed by a client, it also appears here with a qtt &gt;0.</text:p>
      <text:p text:style-name="P6"/>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 text:is-list-header="true"/>
      <text:h text:style-name="Heading_20_2" text:outline-level="2">Releases</text:h>
      <text:p text:style-name="petit-titre">0.1.0</text:p>
      <text:p text:style-name="Text_20_body">First release. Tests units are functional [Olivier Chaussavoine].</text:p>
      <text:p text:style-name="petit-titre"><text:soft-page-break/>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etit-titre">0.5.0</text:p>
      <text:p text:style-name="P1"><text:tab/>fgeterrs() optimized, it can be run when the market is running,</text:p>
      <text:p text:style-name="P1"><text:tab/>index optimization in fcreate_temp()</text:p>
      <text:p text:style-name="P1"><text:tab/><text:tab/>increasing preformance of fgetprequote(),fgetquote(),fexecquote(),finsertorder() </text:p>
      <text:p text:style-name="P1"><text:tab/><text:tab/>X6 faster</text:p>
      <text:p text:style-name="P1"><text:tab/>MAXCYCLE was 8, it can now be up to 64 [Olivier Chaussavoine].</text:p>
      <text:p text:style-name="P1"><text:tab/>.</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10 Pitch" svg:font-family="'Courier 10 Pitch'" style:font-adornments="Normal"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1-04T20:09:21</dc:date>
    <dc:creator>olivier chaussavoine</dc:creator>
    <meta:editing-duration>P4DT16H25M48S</meta:editing-duration>
    <meta:editing-cycles>137</meta:editing-cycles>
    <meta:generator>LibreOffice/3.5$Linux_X86_64 LibreOffice_project/350m1$Build-2</meta:generator>
    <meta:document-statistic meta:table-count="10" meta:image-count="0" meta:object-count="0" meta:page-count="19" meta:paragraph-count="680" meta:word-count="5204" meta:character-count="31663" meta:non-whitespace-character-count="26890"/>
  </office:meta>
</office:document-meta>
</file>